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c1d9b" officeooo:paragraph-rsid="000c1d9b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c1d9b" officeooo:paragraph-rsid="000c1d9b" style:font-weight-asian="bold" style:font-weight-complex="bold"/>
    </style:style>
    <style:style style:name="P4" style:family="paragraph" style:parent-style-name="Text_20_body">
      <style:text-properties officeooo:rsid="000c1d9b" officeooo:paragraph-rsid="000c1d9b"/>
    </style:style>
    <style:style style:name="P5" style:family="paragraph" style:parent-style-name="Header">
      <style:text-properties officeooo:rsid="0004f111" officeooo:paragraph-rsid="000c1d9b"/>
    </style:style>
    <style:style style:name="P6" style:family="paragraph" style:parent-style-name="Preformatted_20_Text">
      <style:text-properties fo:font-size="12pt" officeooo:rsid="000c1d9b" officeooo:paragraph-rsid="000c1d9b" style:font-size-asian="12pt" style:font-size-complex="12pt"/>
    </style:style>
    <style:style style:name="T1" style:family="text">
      <style:text-properties officeooo:rsid="000c1d9b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y lidar alarm</text:p>
      <text:p text:style-name="P4"/>
      <text:p text:style-name="Standard"><text:span text:style-name="T2">Objective</text:span>:</text:p>
      <text:p text:style-name="Standard">To modify the lidar_alarm code such that it include a set of angles readings and form a safe area of movement in a corridor shaped in order to avoid collision in the maze.</text:p>
      <text:p text:style-name="P6"/>
      <text:p text:style-name="P2">Proces<text:span text:style-name="T1">s and algorithm:</text:span></text:p>
      <text:p text:style-name="P1">We firstly declare theta which will be holding the angles between -1.5 radians to 1.5 radians. Then we initiate a for loop that runs for a 30 iterations. In this for loop we firstly calculate the ping index for every theta using the following equation:</text:p>
      <text:p text:style-name="P1"/>
      <text:p text:style-name="P1">ping_index = abs((theta-angle_min_)/angle_increment_);</text:p>
      <text:p text:style-name="P1"/>
      <text:p text:style-name="P1">Then, using the ping index, we find the reading from the sensor for each angle:</text:p>
      <text:p text:style-name="P1"/>
      <text:p text:style-name="P1">ping_dist = laser_scan.ranges[ping_index];</text:p>
      <text:p text:style-name="P1"/>
      <text:p text:style-name="P1">After that, in order to form a corridor of minimum safe distances we apply the following logic:</text:p>
      <text:p text:style-name="P1"/>
      <text:p text:style-name="P1">- If theta is less than -0.3 r or greater than 0.3 r : MIN_SAFE_DISTANCE= 0.3 / abs(sin(theta));</text:p>
      <text:p text:style-name="P1">- if theta is between -0.3 r and 0.3 radians we fix MIN_SAFE_DISTANCE to 1.04;</text:p>
      <text:p text:style-name="P1"/>
      <text:p text:style-name="P1">Next, if the sensor reading is less than MIN_SAFE_DISTANCE we send warning msg; if not we set laser_alarm to false value. Finally we increase theta by 0.1 to cover the next angle before we end the for loop.</text:p>
      <text:p text:style-name="P1"/>
      <text:p text:style-name="P3">Results and Conclusion:</text:p>
      <text:p text:style-name="P1">Due to unknown errors the code I wrote didn't work properly. Even though I tested every step of the logic a several times and they worked fine when I run the final code theta doesn't increment which results in wrong distances readings and wrong alar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4f111" officeooo:paragraph-rsid="000c1d9b"/>
    </style:style>
    <style:style style:name="MT1" style:family="text">
      <style:text-properties officeooo:rsid="000c1d9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February 2, 2017</text:p>
        <text:p text:style-name="MP1">P<text:span text:style-name="MT1">2</text:span>_axn337</text:p>
        <text:p text:style-name="MP1">Ammar Nahari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23:21:11.459070487</meta:creation-date>
    <dc:date>2017-02-08T23:52:15.311430149</dc:date>
    <meta:editing-duration>P0D</meta:editing-duration>
    <meta:editing-cycles>1</meta:editing-cycles>
    <meta:document-statistic meta:table-count="0" meta:image-count="0" meta:object-count="0" meta:page-count="1" meta:paragraph-count="17" meta:word-count="248" meta:character-count="1431" meta:non-whitespace-character-count="1200"/>
    <meta:generator>LibreOffice/4.2.8.2$Linux_X86_64 LibreOffice_project/420m0$Build-2</meta:generator>
  </office:meta>
</office:document-meta>
</file>